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false" presentation:background-objects-visible="false" draw:fill="solid" draw:fill-color="#000000" draw:fill-image-width="0cm" draw:fill-image-height="0cm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808080" draw:fill="solid" draw:fill-color="#c0c0c0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svg:stroke-color="#808080" draw:fill="solid" draw:fill-color="#c0c0c0" draw:fill-image-width="0cm" draw:fill-image-height="0cm" draw:textarea-horizontal-align="center" draw:textarea-vertical-align="middle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outline1">
      <style:graphic-properties draw:auto-grow-height="true" fo:min-height="13.86cm"/>
    </style:style>
    <style:style style:name="pr4" style:family="presentation" style:parent-style-name="Standard-title">
      <style:graphic-properties fo:min-height="3.256cm"/>
    </style:style>
    <style:style style:name="pr5" style:family="presentation" style:parent-style-name="Standard-outline1">
      <style:graphic-properties fo:min-height="13.609cm"/>
    </style:style>
    <style:style style:name="pr6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olie 1/12</presentation:footer-decl>
      <presentation:footer-decl presentation:name="ftr2">Projektplan Team Flying Circus</presentation:footer-decl>
      <draw:page draw:name="page1" draw:style-name="dp1" draw:master-page-name="Standard" presentation:presentation-page-layout-name="AL1T19" presentation:use-footer-name="ftr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Team Flying Circu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Gondelaufbau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2">
              <text:list-item>
                <text:p>Beschreibung Aufbau der Gond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2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ensorik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pro/contra sensorboard</text:p>
              </text:list-item>
              <text:list-item>
                <text:p>Konzept: doppel-i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aterial– und Kostenplanung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2">
              <text:list-item>
                <text:p>Preisliste mit konkreten Beispiel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ftware/Regelung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2">
              <text:list-item>
                <text:p>Allg. Aufteilung und Funktionsbeschreibung</text:p>
              </text:list-item>
            </text:list>
          </draw:text-box>
        </draw:frame>
        <draw:custom-shape draw:style-name="gr2" draw:text-style-name="P1" draw:layer="layout" svg:width="3.5cm" svg:height="2cm" svg:x="7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1" draw:layer="layout" svg:width="4.5cm" svg:height="4cm" svg:x="10.5cm" svg:y="8cm">
          <text:p/>
        </draw:rect>
        <draw:custom-shape draw:style-name="gr2" draw:text-style-name="P1" draw:layer="layout" svg:width="5cm" svg:height="2cm" svg:x="15cm" svg:y="9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5cm" svg:height="1.5cm" svg:x="12cm" svg:y="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5.5cm" svg:height="2.5cm" svg:x="10cm" svg:y="13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Testplanung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2">
              <text:list-item>
                <text:p>Praktische Tests: nach welchen Schritten, in welchem Umfa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Zeitplan/Abhängigkeiten</text:p>
          </draw:text-box>
        </draw:frame>
        <draw:frame presentation:style-name="pr3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7cm" svg:x="1.4cm" svg:y="0.837cm" presentation:class="title" presentation:placeholder="true">
          <draw:text-box/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obias Eden</meta:initial-creator>
    <meta:creation-date>2014-04-27T16:51:40.51</meta:creation-date>
    <meta:editing-duration>PT00H24M23S</meta:editing-duration>
    <meta:editing-cycles>2</meta:editing-cycles>
    <dc:date>2014-04-28T01:22:28.70</dc:date>
    <dc:creator>Tobias Eden</dc:creator>
    <meta:generator>OpenOffice.org/3.2$Win32 OpenOffice.org_project/320m18$Build-9502</meta:generator>
    <meta:document-statistic meta:object-count="57"/>
  </office:meta>
</office:document-meta>
</file>